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83a4" officeooo:paragraph-rsid="000f83a4"/>
    </style:style>
    <style:style style:name="P2" style:family="paragraph" style:parent-style-name="Standard">
      <style:text-properties officeooo:rsid="000f83a4" officeooo:paragraph-rsid="000f83a4"/>
    </style:style>
    <style:style style:name="T1" style:family="text">
      <style:text-properties officeooo:rsid="000e0f85"/>
    </style:style>
    <style:style style:name="T2" style:family="text">
      <style:text-properties fo:language="mr" fo:country="IN"/>
    </style:style>
    <style:style style:name="T3" style:family="text">
      <style:text-properties style:language-complex="mr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</text:span>hrough Manmad <text:span text:style-name="T1">P</text:span>olice <text:span text:style-name="T1">S</text:span>tation</text:p>
      <text:p text:style-name="Standard">तर्फे मनमाड पाेलीस स्‍टेशन </text:p>
      <text:p text:style-name="P2">Farmer</text:p>
      <text:p text:style-name="P2"/>
      <text:p text:style-name="P2">At.post-panewadi,Tal-Nandgaon,Dist-Nashik</text:p>
      <text:p text:style-name="P2"/>
      <text:p text:style-name="P1"><text:bookmark text:name="tw-target-text"/><text:span text:style-name="T3">पोस्ट</text:span><text:span text:style-name="T2">-</text:span><text:span text:style-name="T3">पाणेवाडी</text:span><text:span text:style-name="T2">, </text:span><text:span text:style-name="T3">ता</text:span><text:span text:style-name="T2">. </text:span><text:span text:style-name="T3">नांदगाव</text:span><text:span text:style-name="T2">, </text:span><text:span text:style-name="T3">जिल्हा</text:span><text:span text:style-name="T2">-</text:span><text:span text:style-name="T3">नाशिक 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4T12:20:15.252665386</meta:creation-date>
    <dc:date>2025-11-24T13:31:27.482594370</dc:date>
    <meta:editing-duration>PT20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4" meta:character-count="119" meta:non-whitespace-character-count="108"/>
  </office:meta>
</office:document-meta>
</file>